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a5e" officeooo:paragraph-rsid="0019da5e"/>
    </style:style>
    <style:style style:name="P2" style:family="paragraph" style:parent-style-name="Standard">
      <style:text-properties officeooo:rsid="001bc70e" officeooo:paragraph-rsid="001bc70e"/>
    </style:style>
    <style:style style:name="T1" style:family="text">
      <style:text-properties officeooo:rsid="001bc70e"/>
    </style:style>
    <style:style style:name="T2" style:family="text">
      <style:text-properties officeooo:rsid="001e00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ping a Network Configuration File</text:p>
      <text:p text:style-name="P1"/>
      <text:p text:style-name="P1">Vulnerabilities noted in the configuration:</text:p>
      <text:p text:style-name="P1">1) Telnet authorized to connect via the vlans (vty 0 4 and 5 15)</text:p>
      <text:p text:style-name="P1">2) the no activation-character command allows ANY key to open up a terminal, could use a specific key to delay but not stop</text:p>
      <text:p text:style-name="P1">3) The last configuration change was in 1972?</text:p>
      <text:p text:style-name="P1">4) The ADMINISTRATOR account has an unencrypted password that’s weak</text:p>
      <text:p text:style-name="P1">5) <text:span text:style-name="T1">No service password-encryption</text:span></text:p>
      <text:p text:style-name="P2">6) <text:span text:style-name="T2">All SNMP traps are being diverted to a single box at 10.0.1.19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0:56:52.515537420</meta:creation-date>
    <dc:date>2018-11-30T14:28:40.275932393</dc:date>
    <meta:editing-duration>PT43M47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8" meta:word-count="82" meta:character-count="478" meta:non-whitespace-character-count="404"/>
  </office:meta>
</office:document-meta>
</file>